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000000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0.47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width="0.044cm" draw:stroke-linejoin="miter" draw:fill="solid" draw:fill-color="#ff0000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286cm" fo:min-width="0.331cm"/>
    </style:style>
    <style:style style:name="P1" style:family="paragraph">
      <loext:graphic-properties draw:fill="solid" draw:fill-color="#000000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0000"/>
    </style:style>
  </office:automatic-styles>
  <office:body>
    <office:drawing>
      <draw:page draw:name="page1" draw:style-name="dp1" draw:master-page-name="Default">
        <draw:g>
          <svg:title>TexMaths</svg:title>
          <svg:desc>14§display§|{\rm ket} \rangle§svg§600§FALSE§</svg:desc>
          <draw:path draw:style-name="gr1" draw:text-style-name="P1" draw:layer="layout" svg:width="0.02cm" svg:height="0.492cm" svg:x="6.888cm" svg:y="1.278cm" svg:viewBox="0 0 21 493" svg:d="M21 18c0-9 0-18-11-18-10 0-10 9-10 18v457c0 9 0 18 10 18 11 0 11-9 11-18z">
            <text:p/>
          </draw:path>
          <draw:path draw:style-name="gr1" draw:text-style-name="P1" draw:layer="layout" svg:width="0.237cm" svg:height="0.342cm" svg:x="6.98cm" svg:y="1.306cm" svg:viewBox="0 0 238 343" svg:d="M38 305c0 22-4 22-38 22v16c17-1 39-1 54-1 14 0 34 0 55 1v-16c-34 0-40 0-40-22v-51l32-27c38 52 59 80 59 89s-8 11-18 11v16c14-1 44-1 54-1 14 0 28 0 42 1v-16c-17 0-29 0-48-26l-62-88c0-1-3-5-3-6 0-2 35-31 40-36 31-24 52-25 62-25v-16c-14 1-20 1-34 1-18 0-49-1-55-1v16c9 0 14 5 14 12 0 9-8 16-11 19l-69 61v-238l-72 6v15c35 0 38 4 38 27z">
            <text:p/>
          </draw:path>
          <draw:path draw:style-name="gr1" draw:text-style-name="P1" draw:layer="layout" svg:width="0.19cm" svg:height="0.226cm" svg:x="7.226cm" svg:y="1.427cm" svg:viewBox="0 0 191 227" svg:d="M41 97c4-73 45-86 62-86 50 0 56 66 56 86zM41 108h138c11 0 12 0 12-11 0-49-26-97-88-97-57 0-103 50-103 113 0 66 51 114 109 114 60 0 82-54 82-65 0-4-4-5-6-5-5 0-6 3-6 7-18 51-63 51-67 51-25 0-45-16-56-33-15-24-15-57-15-74z">
            <text:p/>
          </draw:path>
          <draw:path draw:style-name="gr1" draw:text-style-name="P1" draw:layer="layout" svg:width="0.155cm" svg:height="0.308cm" svg:x="7.44cm" svg:y="1.344cm" svg:viewBox="0 0 156 309" svg:d="M76 106h71v-15h-71v-91h-12c0 40-16 93-64 95v11h43v136c0 62 45 67 63 67 35 0 50-34 50-67v-28h-14v28c0 36-14 55-32 55-34 0-34-45-34-54z">
            <text:p/>
          </draw:path>
          <draw:path draw:style-name="gr1" draw:text-style-name="P1" draw:layer="layout" svg:width="0.11cm" svg:height="0.492cm" svg:x="7.649cm" svg:y="1.278cm" svg:viewBox="0 0 111 493" svg:d="M109 255c2-6 2-7 2-8 0-2 0-3-2-8l-88-228c-3-8-5-11-11-11s-10 4-10 10c0 1 0 2 2 8l89 229-89 228c-2 5-2 6-2 9 0 5 4 9 10 9 7 0 8-4 10-9z">
            <text:p/>
          </draw:path>
        </draw:g>
        <draw:g>
          <draw:custom-shape draw:style-name="gr2" draw:text-style-name="P2" draw:layer="layout" svg:width="1.373cm" svg:height="1.412cm" svg:x="6.594cm" svg:y="2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7.965cm" svg:y1="2.847cm" svg:x2="8.866cm" svg:y2="2.846cm">
            <text:p/>
          </draw:line>
          <draw:line draw:style-name="gr3" draw:text-style-name="P3" draw:layer="layout" svg:x1="5.692cm" svg:y1="2.823cm" svg:x2="6.593cm" svg:y2="2.822cm">
            <text:p/>
          </draw:line>
          <draw:line draw:style-name="gr3" draw:text-style-name="P3" draw:layer="layout" svg:x1="7.253cm" svg:y1="3.483cm" svg:x2="7.251cm" svg:y2="4.384cm">
            <text:p/>
          </draw:line>
          <draw:g>
            <svg:title>TexMaths</svg:title>
            <svg:desc>14§display§-1§svg§600§FALSE§</svg:desc>
            <draw:path draw:style-name="gr1" draw:text-style-name="P1" draw:layer="layout" svg:width="0.3cm" svg:height="0.02cm" svg:x="8.216cm" svg:y="2.51cm" svg:viewBox="0 0 301 21" svg:d="M285 21c7 0 16 0 16-11 0-10-9-10-16-10h-268c-8 0-17 0-17 10 0 11 9 11 17 11z">
              <text:p/>
            </draw:path>
            <draw:path draw:style-name="gr1" draw:text-style-name="P1" draw:layer="layout" svg:width="0.163cm" svg:height="0.328cm" svg:x="8.602cm" svg:y="2.315cm" svg:viewBox="0 0 164 329" svg:d="M102 12c0-11 0-12-11-12-32 31-75 31-91 31v16c10 0 39 0 65-13v256c0 18-1 23-46 23h-16v16c17-2 61-2 80-2 20 0 63 0 81 2v-16h-16c-45 0-46-5-46-23z">
              <text:p/>
            </draw:path>
          </draw:g>
          <draw:g>
            <svg:title>TexMaths</svg:title>
            <svg:desc>14§display§+1§svg§600§FALSE§</svg:desc>
            <draw:path draw:style-name="gr1" draw:text-style-name="P1" draw:layer="layout" svg:width="0.328cm" svg:height="0.329cm" svg:x="5.883cm" svg:y="2.394cm" svg:viewBox="0 0 329 330" svg:d="M175 175h138c7 0 16 0 16-10s-9-10-16-10h-138v-138c0-8 0-17-10-17s-10 9-10 17v138h-138c-8 0-17 0-17 10s9 10 17 10h138v138c0 7 0 17 10 17s10-10 10-17z">
              <text:p/>
            </draw:path>
            <draw:path draw:style-name="gr1" draw:text-style-name="P1" draw:layer="layout" svg:width="0.163cm" svg:height="0.329cm" svg:x="6.282cm" svg:y="2.354cm" svg:viewBox="0 0 164 330" svg:d="M102 12c0-11 0-12-11-12-32 31-75 31-91 31v16c10 0 39 0 65-13v256c0 18-1 24-46 24h-16v16c17-3 61-3 80-3 20 0 63 0 81 3v-16h-16c-45 0-46-6-46-24z">
              <text:p/>
            </draw:path>
          </draw:g>
          <draw:g>
            <svg:title>TexMaths</svg:title>
            <svg:desc>14§display§+1§svg§600§FALSE§</svg:desc>
            <draw:path draw:style-name="gr1" draw:text-style-name="P1" draw:layer="layout" svg:width="0.328cm" svg:height="0.329cm" svg:x="6.591cm" svg:y="3.795cm" svg:viewBox="0 0 329 330" svg:d="M175 175h138c7 0 16 0 16-10s-9-10-16-10h-138v-138c0-8 0-17-10-17s-10 9-10 17v138h-138c-8 0-17 0-17 10s9 10 17 10h138v138c0 7 0 17 10 17s10-10 10-17z">
              <text:p/>
            </draw:path>
            <draw:path draw:style-name="gr1" draw:text-style-name="P1" draw:layer="layout" svg:width="0.163cm" svg:height="0.329cm" svg:x="6.99cm" svg:y="3.755cm" svg:viewBox="0 0 164 330" svg:d="M102 12c0-11 0-12-11-12-32 31-75 31-91 31v16c10 0 39 0 65-13v256c0 18-1 24-46 24h-16v16c17-3 61-3 80-3 20 0 63 0 81 3v-16h-16c-45 0-46-6-46-24z">
              <text:p/>
            </draw:path>
          </draw:g>
          <draw:g>
            <svg:title>TexMaths</svg:title>
            <svg:desc>14§display§\color{red} 2§svg§600§FALSE§</svg:desc>
            <draw:path draw:style-name="gr4" draw:text-style-name="P4" draw:layer="layout" svg:width="0.196cm" svg:height="0.328cm" svg:x="8.593cm" svg:y="2.97cm" svg:viewBox="0 0 197 329" svg:d="M38 291l53-52c77-68 106-94 106-143 0-57-44-96-104-96-56 0-93 46-93 90 0 26 25 26 26 26 9 0 25-5 25-25 0-13-8-26-25-26-5 0-5 0-7 1 11-32 38-50 67-50 45 0 66 39 66 80 0 39-24 79-51 109l-95 105c-6 6-6 7-6 19h184l13-86h-12c-3 14-6 37-10 43-5 5-37 5-47 5z">
              <text:p/>
            </draw:path>
          </draw:g>
          <draw:g>
            <svg:title>TexMaths</svg:title>
            <svg:desc>14§display§\color{red} 0§svg§600§FALSE§</svg:desc>
            <draw:path draw:style-name="gr4" draw:text-style-name="P4" draw:layer="layout" svg:width="0.208cm" svg:height="0.338cm" svg:x="6.245cm" svg:y="2.996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\color{red} 1§svg§600§FALSE§</svg:desc>
            <draw:path draw:style-name="gr4" draw:text-style-name="P4" draw:layer="layout" svg:width="0.163cm" svg:height="0.328cm" svg:x="7.485cm" svg:y="3.745cm" svg:viewBox="0 0 164 329" svg:d="M102 12c0-11 0-12-11-12-31 31-75 31-91 31v16c10 0 39 0 65-13v256c0 18-1 23-46 23h-16v16c17-2 61-2 80-2 20 0 63 0 81 2v-16h-16c-45 0-46-5-46-23z">
              <text:p/>
            </draw:path>
          </draw:g>
        </draw:g>
        <draw:g>
          <draw:custom-shape draw:style-name="gr2" draw:text-style-name="P2" draw:layer="layout" svg:width="1.373cm" svg:height="1.412cm" svg:x="6.643cm" svg:y="6.9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8.014cm" svg:y1="7.684cm" svg:x2="8.915cm" svg:y2="7.683cm">
            <text:p/>
          </draw:line>
          <draw:line draw:style-name="gr3" draw:text-style-name="P3" draw:layer="layout" svg:x1="5.741cm" svg:y1="7.66cm" svg:x2="6.642cm" svg:y2="7.659cm">
            <text:p/>
          </draw:line>
          <draw:line draw:style-name="gr3" draw:text-style-name="P3" draw:layer="layout" svg:x1="7.302cm" svg:y1="8.32cm" svg:x2="7.3cm" svg:y2="9.221cm">
            <text:p/>
          </draw:line>
          <draw:g>
            <svg:title>TexMaths</svg:title>
            <svg:desc>14§display§-1§svg§600§FALSE§</svg:desc>
            <draw:path draw:style-name="gr1" draw:text-style-name="P1" draw:layer="layout" svg:width="0.3cm" svg:height="0.02cm" svg:x="8.185cm" svg:y="7.347cm" svg:viewBox="0 0 301 21" svg:d="M285 21c7 0 16 0 16-11 0-10-9-10-16-10h-268c-8 0-17 0-17 10 0 11 9 11 17 11z">
              <text:p/>
            </draw:path>
            <draw:path draw:style-name="gr1" draw:text-style-name="P1" draw:layer="layout" svg:width="0.163cm" svg:height="0.328cm" svg:x="8.571cm" svg:y="7.152cm" svg:viewBox="0 0 164 329" svg:d="M102 12c0-11 0-12-11-12-32 31-75 31-91 31v16c10 0 39 0 65-13v256c0 18-1 23-46 23h-16v16c17-2 61-2 80-2 20 0 63 0 81 2v-16h-16c-45 0-46-5-46-23z">
              <text:p/>
            </draw:path>
          </draw:g>
          <draw:g>
            <svg:title>TexMaths</svg:title>
            <svg:desc>14§display§+1§svg§600§FALSE§</svg:desc>
            <draw:path draw:style-name="gr1" draw:text-style-name="P1" draw:layer="layout" svg:width="0.328cm" svg:height="0.329cm" svg:x="5.932cm" svg:y="7.231cm" svg:viewBox="0 0 329 330" svg:d="M175 175h138c7 0 16 0 16-10s-9-10-16-10h-138v-138c0-8 0-17-10-17s-10 9-10 17v138h-138c-8 0-17 0-17 10s9 10 17 10h138v138c0 7 0 17 10 17s10-10 10-17z">
              <text:p/>
            </draw:path>
            <draw:path draw:style-name="gr1" draw:text-style-name="P1" draw:layer="layout" svg:width="0.163cm" svg:height="0.329cm" svg:x="6.331cm" svg:y="7.191cm" svg:viewBox="0 0 164 330" svg:d="M102 12c0-11 0-12-11-12-32 31-75 31-91 31v16c10 0 39 0 65-13v256c0 18-1 24-46 24h-16v16c17-3 61-3 80-3 20 0 63 0 81 3v-16h-16c-45 0-46-6-46-24z">
              <text:p/>
            </draw:path>
          </draw:g>
          <draw:g>
            <svg:title>TexMaths</svg:title>
            <svg:desc>14§display§+1§svg§600§FALSE§</svg:desc>
            <draw:path draw:style-name="gr1" draw:text-style-name="P1" draw:layer="layout" svg:width="0.328cm" svg:height="0.329cm" svg:x="6.64cm" svg:y="8.632cm" svg:viewBox="0 0 329 330" svg:d="M175 175h138c7 0 16 0 16-10s-9-10-16-10h-138v-138c0-8 0-17-10-17s-10 9-10 17v138h-138c-8 0-17 0-17 10s9 10 17 10h138v138c0 7 0 17 10 17s10-10 10-17z">
              <text:p/>
            </draw:path>
            <draw:path draw:style-name="gr1" draw:text-style-name="P1" draw:layer="layout" svg:width="0.163cm" svg:height="0.329cm" svg:x="7.039cm" svg:y="8.592cm" svg:viewBox="0 0 164 330" svg:d="M102 12c0-11 0-12-11-12-32 31-75 31-91 31v16c10 0 39 0 65-13v256c0 18-1 24-46 24h-16v16c17-3 61-3 80-3 20 0 63 0 81 3v-16h-16c-45 0-46-6-46-24z">
              <text:p/>
            </draw:path>
          </draw:g>
          <draw:g>
            <svg:title>TexMaths</svg:title>
            <svg:desc>14§display§\color{red} 3§svg§600§FALSE§</svg:desc>
            <draw:path draw:style-name="gr4" draw:text-style-name="P4" draw:layer="layout" svg:width="0.203cm" svg:height="0.338cm" svg:x="8.415cm" svg:y="7.794cm" svg:viewBox="0 0 204 339" svg:d="M123 154c40-12 68-47 68-86 0-40-43-68-91-68-50 0-87 29-87 67 0 16 12 26 25 26 16 0 26-11 26-26 0-24-24-24-31-24 15-24 47-31 65-31 20 0 48 11 48 55 0 7-1 35-14 57-15 24-32 25-44 26-3 0-16 1-19 1-4 0-8 1-8 6s4 5 13 5h21c40 0 59 34 59 82 0 67-35 82-56 82s-58-9-76-38c18 3 33-8 33-27 0-18-13-28-27-28-12 0-28 8-28 29 0 45 46 77 99 77 60 0 105-45 105-95 0-40-31-78-81-90z">
              <text:p/>
            </draw:path>
          </draw:g>
          <draw:g>
            <svg:title>TexMaths</svg:title>
            <svg:desc>14§display§\color{red} 0§svg§600§FALSE§</svg:desc>
            <draw:path draw:style-name="gr4" draw:text-style-name="P4" draw:layer="layout" svg:width="0.208cm" svg:height="0.338cm" svg:x="6.214cm" svg:y="7.806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\color{red} 1§svg§600§FALSE§</svg:desc>
            <draw:path draw:style-name="gr4" draw:text-style-name="P4" draw:layer="layout" svg:width="0.163cm" svg:height="0.328cm" svg:x="7.534cm" svg:y="8.582cm" svg:viewBox="0 0 164 329" svg:d="M102 12c0-11 0-12-11-12-31 31-75 31-91 31v16c10 0 39 0 65-13v256c0 18-1 23-46 23h-16v16c17-2 61-2 80-2 20 0 63 0 81 2v-16h-16c-45 0-46-5-46-23z">
              <text:p/>
            </draw:path>
          </draw:g>
          <draw:line draw:style-name="gr3" draw:text-style-name="P3" draw:layer="layout" svg:x1="7.328cm" svg:y1="6.041cm" svg:x2="7.326cm" svg:y2="6.942cm">
            <text:p/>
          </draw:line>
          <draw:g>
            <svg:title>TexMaths</svg:title>
            <svg:desc>14§display§\color{red} 2§svg§600§FALSE§</svg:desc>
            <draw:path draw:style-name="gr4" draw:text-style-name="P4" draw:layer="layout" svg:width="0.196cm" svg:height="0.328cm" svg:x="7.509cm" svg:y="6.301cm" svg:viewBox="0 0 197 329" svg:d="M38 291l53-52c77-68 106-94 106-143 0-57-44-96-104-96-56 0-93 46-93 90 0 26 25 26 26 26 9 0 25-5 25-25 0-13-8-26-25-26-5 0-5 0-7 1 11-32 38-50 67-50 45 0 66 39 66 80 0 39-24 79-51 109l-95 105c-6 6-6 7-6 19h184l13-86h-12c-3 14-6 37-10 43-5 5-37 5-47 5z">
              <text:p/>
            </draw:path>
          </draw:g>
          <draw:g>
            <svg:title>TexMaths</svg:title>
            <svg:desc>14§display§-1§svg§600§FALSE§</svg:desc>
            <draw:path draw:style-name="gr1" draw:text-style-name="P1" draw:layer="layout" svg:width="0.3cm" svg:height="0.02cm" svg:x="6.638cm" svg:y="6.535cm" svg:viewBox="0 0 301 21" svg:d="M285 21c7 0 16 0 16-11 0-10-9-10-16-10h-268c-8 0-17 0-17 10 0 11 9 11 17 11z">
              <text:p/>
            </draw:path>
            <draw:path draw:style-name="gr1" draw:text-style-name="P1" draw:layer="layout" svg:width="0.163cm" svg:height="0.328cm" svg:x="7.024cm" svg:y="6.34cm" svg:viewBox="0 0 164 329" svg:d="M102 12c0-11 0-12-11-12-32 31-75 31-91 31v16c10 0 39 0 65-13v256c0 18-1 23-46 23h-16v16c17-2 61-2 80-2 20 0 63 0 81 2v-16h-16c-45 0-46-5-46-23z">
              <text:p/>
            </draw:path>
          </draw:g>
        </draw:g>
        <draw:g>
          <svg:title>TexMaths</svg:title>
          <svg:desc>14§display§{\rm op}§svg§600§FALSE§</svg:desc>
          <draw:path draw:style-name="gr1" draw:text-style-name="P1" draw:layer="layout" svg:width="0.218cm" svg:height="0.226cm" svg:x="7.101cm" svg:y="5.569cm" svg:viewBox="0 0 219 227" svg:d="M219 115c0-63-50-115-109-115-62 0-110 54-110 115 0 64 51 112 110 112s109-49 109-112zM110 214c-22 0-43-11-56-33-13-21-13-51-13-69 0-19 0-46 12-68 13-23 36-33 57-33s42 10 54 31c14 22 14 51 14 70 0 18 0 44-11 66-10 22-33 36-57 36z">
            <text:p/>
          </draw:path>
          <draw:path draw:style-name="gr1" draw:text-style-name="P1" draw:layer="layout" svg:width="0.243cm" svg:height="0.312cm" svg:x="7.347cm" svg:y="5.572cm" svg:viewBox="0 0 244 313" svg:d="M72 32v-32l-72 6v15c35 0 38 2 38 25v230c0 22-4 22-38 22v15c17 0 43-1 55-1 13 0 39 1 56 1v-15c-33 0-38 0-38-22v-83-4c2 8 23 34 60 34 59 0 111-48 111-111s-48-112-104-112c-38 0-59 21-68 32zM73 162v-111c14-24 38-39 63-39 36 0 66 44 66 100 0 59-34 100-71 100-19 0-38-10-52-30-6-10-6-11-6-20z">
            <text:p/>
          </draw:path>
        </draw:g>
        <draw:g>
          <draw:custom-shape draw:style-name="gr5" draw:text-style-name="P2" draw:layer="layout" svg:width="0.831cm" svg:height="2.536cm" svg:x="1.586cm" svg:y="1.70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2.395cm" svg:y1="3.624cm" svg:x2="3.296cm" svg:y2="3.623cm">
            <text:p/>
          </draw:line>
          <draw:g>
            <svg:title>TexMaths</svg:title>
            <svg:desc>14§display§\color{red} 0§svg§600§FALSE§</svg:desc>
            <draw:path draw:style-name="gr4" draw:text-style-name="P4" draw:layer="layout" svg:width="0.208cm" svg:height="0.338cm" svg:x="2.768cm" svg:y="3.77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\color{red} 1§svg§600§FALSE§</svg:desc>
            <draw:path draw:style-name="gr4" draw:text-style-name="P4" draw:layer="layout" svg:width="0.163cm" svg:height="0.328cm" svg:x="2.837cm" svg:y="2.477cm" svg:viewBox="0 0 164 329" svg:d="M102 12c0-11 0-12-11-12-31 31-75 31-91 31v16c10 0 39 0 65-13v256c0 18-1 23-46 23h-16v16c17-2 61-2 80-2 20 0 63 0 81 2v-16h-16c-45 0-46-5-46-23z">
              <text:p/>
            </draw:path>
          </draw:g>
          <draw:line draw:style-name="gr3" draw:text-style-name="P3" draw:layer="layout" svg:x1="2.394cm" svg:y1="2.274cm" svg:x2="3.295cm" svg:y2="2.273cm">
            <text:p/>
          </draw:line>
        </draw:g>
        <draw:g>
          <draw:custom-shape draw:style-name="gr5" draw:text-style-name="P2" draw:layer="layout" svg:width="0.831cm" svg:height="2.536cm" svg:x="12.182cm" svg:y="1.61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11.285cm" svg:y1="2.156cm" svg:x2="12.186cm" svg:y2="2.155cm">
            <text:p/>
          </draw:line>
          <draw:g>
            <svg:title>TexMaths</svg:title>
            <svg:desc>14§display§\color{red} 0§svg§600§FALSE§</svg:desc>
            <draw:path draw:style-name="gr4" draw:text-style-name="P4" draw:layer="layout" svg:width="0.208cm" svg:height="0.338cm" svg:x="11.658cm" svg:y="2.302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  <text:p/>
            </draw:path>
          </draw:g>
          <draw:g>
            <svg:title>TexMaths</svg:title>
            <svg:desc>14§display§\color{red} 1§svg§600§FALSE§</svg:desc>
            <draw:path draw:style-name="gr4" draw:text-style-name="P4" draw:layer="layout" svg:width="0.163cm" svg:height="0.328cm" svg:x="11.75cm" svg:y="3.735cm" svg:viewBox="0 0 164 329" svg:d="M102 12c0-11 0-12-11-12-31 31-75 31-91 31v16c10 0 39 0 65-13v256c0 18-1 23-46 23h-16v16c17-2 61-2 80-2 20 0 63 0 81 2v-16h-16c-45 0-46-5-46-23z">
              <text:p/>
            </draw:path>
          </draw:g>
          <draw:line draw:style-name="gr3" draw:text-style-name="P3" draw:layer="layout" svg:x1="11.307cm" svg:y1="3.532cm" svg:x2="12.208cm" svg:y2="3.531cm">
            <text:p/>
          </draw:line>
        </draw:g>
        <draw:g>
          <svg:title>TexMaths</svg:title>
          <svg:desc>14§display§\color{red} 2§svg§600§FALSE§</svg:desc>
          <draw:path draw:style-name="gr4" draw:text-style-name="P4" draw:layer="layout" svg:width="0.196cm" svg:height="0.328cm" svg:x="11.854cm" svg:y="8.312cm" svg:viewBox="0 0 197 329" svg:d="M38 291l53-52c77-68 106-94 106-143 0-57-44-96-104-96-56 0-93 46-93 90 0 26 25 26 26 26 9 0 25-5 25-25 0-13-8-26-25-26-5 0-5 0-7 1 11-32 38-50 67-50 45 0 66 39 66 80 0 39-24 79-51 109l-95 105c-6 6-6 7-6 19h184l13-86h-12c-3 14-6 37-10 43-5 5-37 5-47 5z">
            <text:p/>
          </draw:path>
        </draw:g>
        <draw:custom-shape draw:style-name="gr5" draw:text-style-name="P2" draw:layer="layout" svg:width="0.831cm" svg:height="2.536cm" svg:x="12.276cm" svg:y="6.11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379cm" svg:y1="6.5cm" svg:x2="12.28cm" svg:y2="6.499cm">
          <text:p/>
        </draw:line>
        <draw:g>
          <svg:title>TexMaths</svg:title>
          <svg:desc>14§display§\color{red} 0§svg§600§FALSE§</svg:desc>
          <draw:path draw:style-name="gr4" draw:text-style-name="P4" draw:layer="layout" svg:width="0.208cm" svg:height="0.338cm" svg:x="11.848cm" svg:y="6.646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draw:g>
          <svg:title>TexMaths</svg:title>
          <svg:desc>14§display§\color{red} 1§svg§600§FALSE§</svg:desc>
          <draw:path draw:style-name="gr4" draw:text-style-name="P4" draw:layer="layout" svg:width="0.163cm" svg:height="0.328cm" svg:x="11.87cm" svg:y="7.499cm" svg:viewBox="0 0 164 329" svg:d="M102 12c0-11 0-12-11-12-31 31-75 31-91 31v16c10 0 39 0 65-13v256c0 18-1 23-46 23h-16v16c17-2 61-2 80-2 20 0 63 0 81 2v-16h-16c-45 0-46-5-46-23z">
            <text:p/>
          </draw:path>
        </draw:g>
        <draw:line draw:style-name="gr3" draw:text-style-name="P3" draw:layer="layout" svg:x1="11.401cm" svg:y1="7.396cm" svg:x2="12.302cm" svg:y2="7.395cm">
          <text:p/>
        </draw:line>
        <draw:line draw:style-name="gr3" draw:text-style-name="P3" draw:layer="layout" svg:x1="11.378cm" svg:y1="8.178cm" svg:x2="12.279cm" svg:y2="8.177cm">
          <text:p/>
        </draw:line>
        <draw:custom-shape draw:style-name="gr5" draw:text-style-name="P2" draw:layer="layout" svg:width="0.831cm" svg:height="2.536cm" svg:x="1.633cm" svg:y="6.0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442cm" svg:y1="8.038cm" svg:x2="3.343cm" svg:y2="8.037cm">
          <text:p/>
        </draw:line>
        <draw:g>
          <svg:title>TexMaths</svg:title>
          <svg:desc>14§display§\color{red} 0§svg§600§FALSE§</svg:desc>
          <draw:path draw:style-name="gr4" draw:text-style-name="P4" draw:layer="layout" svg:width="0.208cm" svg:height="0.338cm" svg:x="2.827cm" svg:y="8.184cm" svg:viewBox="0 0 209 339" svg:d="M209 171c0-40-2-79-20-116-23-47-63-55-84-55-30 0-67 12-87 58-16 35-18 73-18 113 0 37 2 81 22 119 22 39 58 49 83 49 26 0 64-10 86-57 16-34 18-73 18-111zM105 329c-20 0-50-12-58-60-5-30-5-75-5-105 0-31 0-63 3-90 10-58 47-63 60-63 15 0 48 9 58 57 4 28 4 65 4 96 0 37 0 71-5 102-7 47-35 63-57 63z">
            <text:p/>
          </draw:path>
        </draw:g>
        <draw:g>
          <svg:title>TexMaths</svg:title>
          <svg:desc>14§display§\color{red} 1§svg§600§FALSE§</svg:desc>
          <draw:path draw:style-name="gr4" draw:text-style-name="P4" draw:layer="layout" svg:width="0.163cm" svg:height="0.328cm" svg:x="2.849cm" svg:y="7.365cm" svg:viewBox="0 0 164 329" svg:d="M102 12c0-11 0-12-11-12-31 31-75 31-91 31v16c10 0 39 0 65-13v256c0 18-1 23-46 23h-16v16c17-2 61-2 80-2 20 0 63 0 81 2v-16h-16c-45 0-46-5-46-23z">
            <text:p/>
          </draw:path>
        </draw:g>
        <draw:line draw:style-name="gr3" draw:text-style-name="P3" draw:layer="layout" svg:x1="2.441cm" svg:y1="7.162cm" svg:x2="3.342cm" svg:y2="7.161cm">
          <text:p/>
        </draw:line>
        <draw:g>
          <svg:title>TexMaths</svg:title>
          <svg:desc>14§display§\color{red} 2§svg§600§FALSE§</svg:desc>
          <draw:path draw:style-name="gr4" draw:text-style-name="P4" draw:layer="layout" svg:width="0.196cm" svg:height="0.328cm" svg:x="2.833cm" svg:y="6.549cm" svg:viewBox="0 0 197 329" svg:d="M38 291l53-52c77-68 106-94 106-143 0-57-44-96-104-96-56 0-93 46-93 90 0 26 25 26 26 26 9 0 25-5 25-25 0-13-8-26-25-26-5 0-5 0-7 1 11-32 38-50 67-50 45 0 66 39 66 80 0 39-24 79-51 109l-95 105c-6 6-6 7-6 19h184l13-86h-12c-3 14-6 37-10 43-5 5-37 5-47 5z">
            <text:p/>
          </draw:path>
        </draw:g>
        <draw:line draw:style-name="gr3" draw:text-style-name="P3" draw:layer="layout" svg:x1="2.443cm" svg:y1="6.415cm" svg:x2="3.344cm" svg:y2="6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3:55:58.833249632</meta:creation-date>
    <dc:date>2020-04-29T15:36:43.183866126</dc:date>
    <meta:editing-duration>PT12M23S</meta:editing-duration>
    <meta:editing-cycles>3</meta:editing-cycles>
    <meta:generator>LibreOffice/6.0.1.1$MacOSX_X86_64 LibreOffice_project/60bfb1526849283ce2491346ed2aa51c465abfe6</meta:generator>
    <meta:document-statistic meta:object-count="91"/>
  </office:meta>
</office:document-meta>
</file>